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15.9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" style:family="table">
      <style:table-properties style:width="15.926cm" fo:margin-left="0cm" fo:margin-top="0cm" fo:margin-bottom="0cm" table:align="left"/>
    </style:style>
    <style:style style:name="Tabela4.A" style:family="table-column">
      <style:table-column-properties style:column-width="15.9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5" style:family="table">
      <style:table-properties style:width="15.926cm" fo:margin-left="0cm" fo:margin-top="0cm" fo:margin-bottom="0cm" table:align="left"/>
    </style:style>
    <style:style style:name="Tabela5.A" style:family="table-column">
      <style:table-column-properties style:column-width="15.9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176cm" fo:border="1pt solid #000000"/>
    </style:style>
    <style:style style:name="Tabela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6" style:family="table">
      <style:table-properties style:width="15.926cm" fo:margin-left="0cm" fo:margin-top="0cm" fo:margin-bottom="0cm" table:align="left"/>
    </style:style>
    <style:style style:name="Tabela6.A" style:family="table-column">
      <style:table-column-properties style:column-width="15.9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176cm" fo:border="1pt solid #000000"/>
    </style:style>
    <style:style style:name="Tabela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7" style:family="table">
      <style:table-properties style:width="15.926cm" fo:margin-left="0cm" fo:margin-top="0cm" fo:margin-bottom="0cm" table:align="left"/>
    </style:style>
    <style:style style:name="Tabela7.A" style:family="table-column">
      <style:table-column-properties style:column-width="15.92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176cm" fo:border="1pt solid #000000"/>
    </style:style>
    <style:style style:name="Tabela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8" style:family="table">
      <style:table-properties style:width="15.926cm" fo:margin-left="0cm" fo:margin-top="0cm" fo:margin-bottom="0cm" table:align="left"/>
    </style:style>
    <style:style style:name="Tabela8.A" style:family="table-column">
      <style:table-column-properties style:column-width="15.92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176cm" fo:border="1pt solid #000000"/>
    </style:style>
    <style:style style:name="Tabela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9" style:family="table">
      <style:table-properties style:width="15.926cm" fo:margin-left="0cm" fo:margin-top="0cm" fo:margin-bottom="0cm" table:align="left"/>
    </style:style>
    <style:style style:name="Tabela9.A" style:family="table-column">
      <style:table-column-properties style:column-width="15.92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padding="0.176cm" fo:border="1pt solid #000000"/>
    </style:style>
    <style:style style:name="Tabela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0" style:family="table">
      <style:table-properties style:width="15.926cm" fo:margin-left="0cm" fo:margin-top="0cm" fo:margin-bottom="0cm" table:align="left"/>
    </style:style>
    <style:style style:name="Tabela10.A" style:family="table-column">
      <style:table-column-properties style:column-width="15.9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padding="0.176cm" fo:border="1pt solid #000000"/>
    </style:style>
    <style:style style:name="Tabela1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1" style:family="table">
      <style:table-properties style:width="15.926cm" fo:margin-left="0cm" fo:margin-top="0cm" fo:margin-bottom="0cm" table:align="left"/>
    </style:style>
    <style:style style:name="Tabela11.A" style:family="table-column">
      <style:table-column-properties style:column-width="15.9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padding="0.176cm" fo:border="1pt solid #000000"/>
    </style:style>
    <style:style style:name="Tabela1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2" style:family="table">
      <style:table-properties style:width="15.926cm" fo:margin-left="0cm" fo:margin-top="0cm" fo:margin-bottom="0cm" table:align="left"/>
    </style:style>
    <style:style style:name="Tabela12.A" style:family="table-column">
      <style:table-column-properties style:column-width="15.92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padding="0.176cm" fo:border="1pt solid #000000"/>
    </style:style>
    <style:style style:name="Tabela1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3" style:family="table">
      <style:table-properties style:width="15.926cm" fo:margin-left="0cm" fo:margin-top="0cm" fo:margin-bottom="0cm" table:align="left"/>
    </style:style>
    <style:style style:name="Tabela13.A" style:family="table-column">
      <style:table-column-properties style:column-width="15.92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padding="0.176cm" fo:border="1pt solid #000000"/>
    </style:style>
    <style:style style:name="Tabela1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4" style:family="table">
      <style:table-properties style:width="15.926cm" fo:margin-left="0cm" fo:margin-top="0cm" fo:margin-bottom="0cm" table:align="left"/>
    </style:style>
    <style:style style:name="Tabela14.A" style:family="table-column">
      <style:table-column-properties style:column-width="15.9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" fo:padding="0.176cm" fo:border="1pt solid #000000"/>
    </style:style>
    <style:style style:name="Tabela1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5" style:family="table">
      <style:table-properties style:width="15.926cm" fo:margin-left="0cm" fo:margin-top="0cm" fo:margin-bottom="0cm" table:align="left"/>
    </style:style>
    <style:style style:name="Tabela15.A" style:family="table-column">
      <style:table-column-properties style:column-width="15.9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" fo:padding="0.176cm" fo:border="1pt solid #000000"/>
    </style:style>
    <style:style style:name="Tabela1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6" style:family="table">
      <style:table-properties style:width="15.926cm" fo:margin-left="0cm" fo:margin-top="0cm" fo:margin-bottom="0cm" table:align="left"/>
    </style:style>
    <style:style style:name="Tabela16.A" style:family="table-column">
      <style:table-column-properties style:column-width="15.9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" fo:padding="0.176cm" fo:border="1pt solid #000000"/>
    </style:style>
    <style:style style:name="Tabela1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7" style:family="table">
      <style:table-properties style:width="15.926cm" fo:margin-left="0cm" fo:margin-top="0cm" fo:margin-bottom="0cm" table:align="left"/>
    </style:style>
    <style:style style:name="Tabela17.A" style:family="table-column">
      <style:table-column-properties style:column-width="15.9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" fo:padding="0.176cm" fo:border="1pt solid #000000"/>
    </style:style>
    <style:style style:name="Tabela1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8" style:family="table">
      <style:table-properties style:width="15.926cm" fo:margin-left="0cm" fo:margin-top="0cm" fo:margin-bottom="0cm" table:align="left"/>
    </style:style>
    <style:style style:name="Tabela18.A" style:family="table-column">
      <style:table-column-properties style:column-width="15.9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" fo:padding="0.176cm" fo:border="1pt solid #000000"/>
    </style:style>
    <style:style style:name="Tabela1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9" style:family="table">
      <style:table-properties style:width="15.926cm" fo:margin-left="0cm" fo:margin-top="0cm" fo:margin-bottom="0cm" table:align="left"/>
    </style:style>
    <style:style style:name="Tabela19.A" style:family="table-column">
      <style:table-column-properties style:column-width="15.92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" fo:padding="0.176cm" fo:border="1pt solid #000000"/>
    </style:style>
    <style:style style:name="Tabela1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0" style:family="table">
      <style:table-properties style:width="15.926cm" fo:margin-left="0cm" fo:margin-top="0cm" fo:margin-bottom="0cm" table:align="left"/>
    </style:style>
    <style:style style:name="Tabela20.A" style:family="table-column">
      <style:table-column-properties style:column-width="15.92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" fo:padding="0.176cm" fo:border="1pt solid #000000"/>
    </style:style>
    <style:style style:name="Tabela2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1" style:family="table">
      <style:table-properties style:width="15.926cm" fo:margin-left="0cm" fo:margin-top="0cm" fo:margin-bottom="0cm" table:align="left"/>
    </style:style>
    <style:style style:name="Tabela21.A" style:family="table-column">
      <style:table-column-properties style:column-width="15.926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" fo:padding="0.176cm" fo:border="1pt solid #000000"/>
    </style:style>
    <style:style style:name="Tabela2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3b1c2"/>
    </style:style>
    <style:style style:name="P5" style:family="paragraph" style:parent-style-name="Standard">
      <style:paragraph-properties fo:line-height="100%" fo:orphans="0" fo:widows="0"/>
      <style:text-properties officeooo:paragraph-rsid="00048e6d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01eaea"/>
    </style:style>
    <style:style style:name="P10" style:family="paragraph" style:parent-style-name="Standard">
      <style:text-properties officeooo:paragraph-rsid="0003b1c2"/>
    </style:style>
    <style:style style:name="P11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12" style:family="paragraph" style:parent-style-name="Standard"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break-before="page"/>
      <style:text-properties officeooo:paragraph-rsid="0003b1c2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5" style:family="paragraph" style:parent-style-name="Standard">
      <style:paragraph-properties fo:line-height="100%" fo:orphans="0" fo:widows="0"/>
    </style:style>
    <style:style style:name="P16" style:family="paragraph" style:parent-style-name="Standard">
      <style:paragraph-properties fo:line-height="100%" fo:orphans="0" fo:widows="0"/>
      <style:text-properties officeooo:paragraph-rsid="0003b1c2"/>
    </style:style>
    <style:style style:name="P17" style:family="paragraph" style:parent-style-name="Standard">
      <style:paragraph-properties fo:line-height="100%" fo:orphans="0" fo:widows="0"/>
      <style:text-properties officeooo:paragraph-rsid="00084037"/>
    </style:style>
    <style:style style:name="P18" style:family="paragraph" style:parent-style-name="Standard">
      <style:paragraph-properties fo:line-height="100%" fo:orphans="0" fo:widows="0"/>
      <style:text-properties officeooo:paragraph-rsid="00094f75"/>
    </style:style>
    <style:style style:name="P19" style:family="paragraph" style:parent-style-name="Standard">
      <style:paragraph-properties fo:line-height="100%" fo:orphans="0" fo:widows="0"/>
      <style:text-properties officeooo:paragraph-rsid="0001eaea"/>
    </style:style>
    <style:style style:name="P20" style:family="paragraph" style:parent-style-name="Standard">
      <style:paragraph-properties fo:line-height="100%" fo:orphans="0" fo:widows="0"/>
      <style:text-properties officeooo:paragraph-rsid="000a757c"/>
    </style:style>
    <style:style style:name="P21" style:family="paragraph" style:parent-style-name="Standard">
      <style:paragraph-properties fo:line-height="100%" fo:orphans="0" fo:widows="0"/>
      <style:text-properties officeooo:paragraph-rsid="000aaf9a"/>
    </style:style>
    <style:style style:name="P22" style:family="paragraph" style:parent-style-name="Standard">
      <style:paragraph-properties fo:line-height="100%" fo:orphans="0" fo:widows="0"/>
      <style:text-properties fo:font-weight="bold" officeooo:rsid="000783e6" officeooo:paragraph-rsid="00084037" style:font-weight-asian="bold" style:font-weight-complex="bold"/>
    </style:style>
    <style:style style:name="P23" style:family="paragraph" style:parent-style-name="Standard">
      <style:paragraph-properties fo:line-height="100%" fo:orphans="0" fo:widows="0"/>
      <style:text-properties fo:font-weight="bold" officeooo:rsid="000783e6" officeooo:paragraph-rsid="00094f75" style:font-weight-asian="bold" style:font-weight-complex="bold"/>
    </style:style>
    <style:style style:name="P24" style:family="paragraph" style:parent-style-name="Standard">
      <style:paragraph-properties fo:line-height="100%" fo:orphans="0" fo:widows="0"/>
      <style:text-properties fo:font-weight="bold" officeooo:rsid="000783e6" officeooo:paragraph-rsid="000a757c" style:font-weight-asian="bold" style:font-weight-complex="bold"/>
    </style:style>
    <style:style style:name="P25" style:family="paragraph" style:parent-style-name="Standard">
      <style:paragraph-properties fo:line-height="100%" fo:orphans="0" fo:widows="0"/>
      <style:text-properties fo:font-weight="bold" officeooo:rsid="000783e6" officeooo:paragraph-rsid="000aaf9a" style:font-weight-asian="bold" style:font-weight-complex="bold"/>
    </style:style>
    <style:style style:name="P26" style:family="paragraph" style:parent-style-name="Standard">
      <style:text-properties officeooo:paragraph-rsid="00084037"/>
    </style:style>
    <style:style style:name="P27" style:family="paragraph" style:parent-style-name="Standard">
      <style:text-properties officeooo:paragraph-rsid="00094f75"/>
    </style:style>
    <style:style style:name="P28" style:family="paragraph" style:parent-style-name="Standard">
      <style:text-properties officeooo:paragraph-rsid="000a757c"/>
    </style:style>
    <style:style style:name="P29" style:family="paragraph" style:parent-style-name="Standard">
      <style:text-properties officeooo:paragraph-rsid="000aaf9a"/>
    </style:style>
    <style:style style:name="P30" style:family="paragraph" style:parent-style-name="Standard">
      <style:paragraph-properties fo:break-before="page"/>
      <style:text-properties officeooo:paragraph-rsid="00084037"/>
    </style:style>
    <style:style style:name="P31" style:family="paragraph" style:parent-style-name="Standard">
      <style:paragraph-properties fo:break-before="page"/>
      <style:text-properties officeooo:paragraph-rsid="00094f7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bold" officeooo:rsid="00084037" style:font-weight-asian="bold"/>
    </style:style>
    <style:style style:name="T7" style:family="text">
      <style:text-properties fo:font-weight="bold" officeooo:rsid="00094f75" style:font-weight-asian="bold"/>
    </style:style>
    <style:style style:name="T8" style:family="text">
      <style:text-properties fo:font-weight="bold" officeooo:rsid="00094f75" style:font-weight-asian="bold" style:font-weight-complex="normal"/>
    </style:style>
    <style:style style:name="T9" style:family="text">
      <style:text-properties fo:font-weight="bold" officeooo:rsid="00094f75" style:font-weight-asian="bold" style:font-weight-complex="bold"/>
    </style:style>
    <style:style style:name="T10" style:family="text">
      <style:text-properties fo:font-weight="bold" officeooo:rsid="000aaf9a" style:font-weight-asian="bold" style:font-weight-complex="bold"/>
    </style:style>
    <style:style style:name="T11" style:family="text">
      <style:text-properties fo:font-weight="bold" officeooo:rsid="000a757c" style:font-weight-asian="bold"/>
    </style:style>
    <style:style style:name="T12" style:family="text">
      <style:text-properties fo:font-weight="bold" officeooo:rsid="000aaf9a" style:font-weight-asian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1e9f2" style:font-weight-asian="normal" style:font-weight-complex="normal"/>
    </style:style>
    <style:style style:name="T15" style:family="text">
      <style:text-properties fo:font-weight="normal" officeooo:rsid="0001eaea" style:font-weight-asian="normal" style:font-weight-complex="normal"/>
    </style:style>
    <style:style style:name="T16" style:family="text">
      <style:text-properties fo:font-weight="normal" officeooo:rsid="0003b1c2" style:font-weight-asian="normal" style:font-weight-complex="normal"/>
    </style:style>
    <style:style style:name="T17" style:family="text">
      <style:text-properties fo:font-weight="normal" officeooo:rsid="00048e6d" style:font-weight-asian="normal" style:font-weight-complex="normal"/>
    </style:style>
    <style:style style:name="T18" style:family="text">
      <style:text-properties fo:font-weight="normal" officeooo:rsid="000783e6" style:font-weight-asian="normal" style:font-weight-complex="normal"/>
    </style:style>
    <style:style style:name="T19" style:family="text">
      <style:text-properties fo:font-weight="normal" officeooo:rsid="00084037" style:font-weight-asian="normal" style:font-weight-complex="normal"/>
    </style:style>
    <style:style style:name="T20" style:family="text">
      <style:text-properties fo:font-weight="normal" officeooo:rsid="00094f75" style:font-weight-asian="normal" style:font-weight-complex="normal"/>
    </style:style>
    <style:style style:name="T21" style:family="text">
      <style:text-properties fo:font-weight="normal" officeooo:rsid="000a757c" style:font-weight-asian="normal" style:font-weight-complex="normal"/>
    </style:style>
    <style:style style:name="T22" style:family="text">
      <style:text-properties fo:font-weight="normal" officeooo:rsid="000aaf9a" style:font-weight-asian="normal" style:font-weight-complex="normal"/>
    </style:style>
    <style:style style:name="T23" style:family="text">
      <style:text-properties officeooo:rsid="0001eaea"/>
    </style:style>
    <style:style style:name="T24" style:family="text">
      <style:text-properties officeooo:rsid="0003b1c2"/>
    </style:style>
    <style:style style:name="T25" style:family="text">
      <style:text-properties officeooo:rsid="00048e6d"/>
    </style:style>
    <style:style style:name="T26" style:family="text">
      <style:text-properties officeooo:rsid="000783e6"/>
    </style:style>
    <style:style style:name="T27" style:family="text">
      <style:text-properties officeooo:rsid="00094f75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94f75" style:font-style-asian="normal" style:font-weight-asian="normal" style:font-style-complex="normal" style:font-weight-complex="normal"/>
    </style:style>
    <style:style style:name="T30" style:family="text">
      <style:text-properties style:text-position="0% 100%" fo:font-weight="bold" officeooo:rsid="00094f75" style:font-weight-asian="bold" style:font-weight-complex="bold"/>
    </style:style>
    <style:style style:name="T31" style:family="text">
      <style:text-properties style:text-position="0% 100%" fo:font-weight="normal" officeooo:rsid="00094f7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8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14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15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26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11">Garantia de Sucesso: <text:span text:style-name="T13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 text:c="31"/><text:span text:style-name="T9">2</text:span><text:span text:style-name="T30">a</text:span><text:span text:style-name="T9">.</text:span><text:span text:style-name="T30">: </text:span><text:span text:style-name="T31">Informar um usuario já existente</text:span>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11">Frequência: <text:span text:style-name="T13">Muito frequente</text:span></text:p>
          </table:table-cell>
        </table:table-row>
      </table:table>
      <text:p text:style-name="P12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15">Alterar senha</text:span><text:span text:style-name="T14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15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26">acesso à página</text:span> WEB do Sistema; <text:span text:style-name="T24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11">Garantia de Sucesso: <text:span text:style-name="T13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23">Login”</text:span>;</text:p>
            <text:p text:style-name="P3"><text:s text:c="25"/><text:span text:style-name="T1">3. </text:span>Fornecer nome <text:span text:style-name="T23">de usuário</text:span>;</text:p>
            <text:p text:style-name="P3"><text:s text:c="25"/><text:span text:style-name="T1">4. </text:span><text:span text:style-name="T15">Clicar em “Esqueci minha senha”</text:span>;</text:p>
            <text:p text:style-name="P3"><text:s text:c="25"/><text:span text:style-name="T1">5.</text:span> <text:span text:style-name="T23">Fornecer e-mail usado no cadastro no sistema</text:span>;</text:p>
            <text:p text:style-name="P3"><text:s text:c="25"/><text:span text:style-name="T1">6.</text:span> <text:span text:style-name="T23">Acessar e-mail para confirmar mudança de senha</text:span>;</text:p>
            <text:p text:style-name="P3"><text:s text:c="25"/><text:span text:style-name="T1">7.</text:span> Fornecer <text:span text:style-name="T23">nova senha (min. 8 dígitos)</text:span>;</text:p>
            <text:p text:style-name="P3"><text:s text:c="25"/><text:span text:style-name="T1">8. </text:span><text:span text:style-name="T15">Fornecer novamente a nova senha</text:span>;</text:p>
            <text:p text:style-name="P3"><text:s text:c="25"/><text:span text:style-name="T1">9.</text:span> <text:span text:style-name="T15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18"><text:span text:style-name="T7"><text:s text:c="31"/>2a.: </text:span><text:span text:style-name="T20">Fornecer um login inexistente:</text:span></text:p>
            <text:p text:style-name="P18"><text:span text:style-name="T20"><text:s text:c="40"/>1- Informar que o login não existe</text:span></text:p>
            <text:p text:style-name="P18"><text:span text:style-name="T20"><text:s text:c="31"/></text:span><text:span text:style-name="T9"><text:s/>3a.:</text:span><text:span text:style-name="T8"> </text:span><text:span text:style-name="T20">Fornecer uma senha errada:</text:span></text:p>
            <text:p text:style-name="P18"><text:span text:style-name="T20"><text:s text:c="40"/>1- Informar que a senha está errada, mostrar a possibilidade de <text:s/>trocar de senha.</text:span>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23">mudança de senha</text:span>;</text:p>
            <text:p text:style-name="P3"><text:s text:c="40"/>2- <text:span text:style-name="T23">mudança de senha</text:span> não será confirmad<text:span text:style-name="T23">a</text:span>;</text:p>
            <text:p text:style-name="P3"><text:s text:c="40"/>3- Será necessário o usuário recadastrar utilizando outro e-mail <text:s text:c="24"/>que seja válido;</text:p>
            <text:p text:style-name="P5"><text:s text:c="30"/><text:span text:style-name="T1"><text:s text:c="2"/></text:span><text:span text:style-name="T5">7</text:span><text:span text:style-name="T1">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11">Frequência: <text:span text:style-name="T13">Mediana</text:span></text:p>
          </table:table-cell>
        </table:table-row>
      </table:table>
      <text:p text:style-name="P9"/>
      <text:p text:style-name="P10"/>
      <text:p text:style-name="P1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1">C</text:span><text:span text:style-name="T2">DU</text:span><text:span text:style-name="T4">2</text:span><text:span text:style-name="T1">: </text:span><text:span text:style-name="T16">Cadastrar </text:span><text:span text:style-name="T18">hospital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tor(es) principal(ais): </text:span><text:span text:style-name="T15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11">Garantia de Sucesso: <text:span text:style-name="T13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“<text:span text:style-name="T23">Login”</text:span>;</text:p>
            <text:p text:style-name="P4"><text:s text:c="25"/><text:span text:style-name="T1">3. </text:span>Fornecer nome <text:span text:style-name="T23">de usuário</text:span>;</text:p>
            <text:p text:style-name="P4"><text:s text:c="25"/><text:span text:style-name="T1">4. </text:span><text:span text:style-name="T15">Clicar em “</text:span><text:span text:style-name="T17">S</text:span><text:span text:style-name="T15">enha”</text:span>;</text:p>
            <text:p text:style-name="P4"><text:s text:c="25"/><text:span text:style-name="T1">5.</text:span> <text:span text:style-name="T23">Fornecer a senha</text:span>;</text:p>
            <text:p text:style-name="P4"><text:s text:c="25"/><text:span text:style-name="T1">6.</text:span> <text:span text:style-name="T25">Clicar em “Cadastrar hospital</text:span>;</text:p>
            <text:p text:style-name="P4"><text:s text:c="25"/><text:span text:style-name="T1">7.</text:span> Fornecer <text:span text:style-name="T25">o nome do Hospital a ser cadastrado</text:span>;</text:p>
            <text:p text:style-name="P4"><text:s text:c="25"/><text:span text:style-name="T1">8. </text:span><text:span text:style-name="T15">Fornecer </text:span><text:span text:style-name="T17">cidade em que o hospital está localizado</text:span>;</text:p>
            <text:p text:style-name="P4"><text:s text:c="25"/><text:span text:style-name="T1">9.</text:span> <text:span text:style-name="T25">Fornecer estado em que hospital está localizado</text:span><text:span text:style-name="T15">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18"><text:span text:style-name="T7"><text:s text:c="31"/>2a.: </text:span><text:span text:style-name="T20">Fornecer um login inexistente:</text:span></text:p>
            <text:p text:style-name="P18"><text:span text:style-name="T20"><text:s text:c="40"/>1- Informar que o login não existe</text:span></text:p>
            <text:p text:style-name="P18"><text:span text:style-name="T20"><text:s text:c="31"/></text:span><text:span text:style-name="T9"><text:s/>3a.:</text:span><text:span text:style-name="T8"> </text:span><text:span text:style-name="T20">Fornecer uma senha errada:</text:span></text:p>
            <text:p text:style-name="P18"><text:span text:style-name="T20"><text:s text:c="40"/>1- Informar que a senha está errada, mostrar a possibilidade de trocar de senha.</text:span></text:p>
            <text:p text:style-name="P4"><text:span text:style-name="T1"><text:s text:c="31"/></text:span><text:span text:style-name="T5">7</text:span><text:span text:style-name="T1">a: </text:span><text:span text:style-name="T17">Nome do hospital a ser cadastrado é digitado errado</text:span>:</text:p>
            <text:p text:style-name="P4"><text:s text:c="40"/>1- Aparecer mensagem “<text:span text:style-name="T25">Hospital inexistente ou com nome incorreto</text:span>”;</text:p>
            <text:p text:style-name="P6"><text:s text:c="20"/>2- Usuário <text:span text:style-name="T25">escreve corretamente o nome do hospital;</text:span></text:p>
            <text:p text:style-name="P7"><text:s text:c="40"/><text:span text:style-name="T25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11">Frequência: <text:span text:style-name="T13">Relativamente alta no início da implementação do sistema e baixa depois de um tempo.</text:span></text:p>
          </table:table-cell>
        </table:table-row>
      </table:table>
      <text:p text:style-name="P10"/>
      <text:p text:style-name="P10"/>
      <text:p text:style-name="P30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7"><text:span text:style-name="T1">C</text:span><text:span text:style-name="T2">DU</text:span><text:span text:style-name="T6">3</text:span><text:span text:style-name="T1">: </text:span><text:span text:style-name="T16">A</text:span><text:span text:style-name="T19">pagar Cadastro de Hospital</text:span></text:p>
          </table:table-cell>
        </table:table-row>
        <table:table-row table:style-name="Tabela3.1">
          <table:table-cell table:style-name="Tabela3.A1" office:value-type="string">
            <text:p text:style-name="P17"><text:span text:style-name="T1">Ator(es) principal(ais): </text:span><text:span text:style-name="T15">Administrador (Governo).</text:span></text:p>
          </table:table-cell>
        </table:table-row>
        <table:table-row table:style-name="Tabela3.1">
          <table:table-cell table:style-name="Tabela3.A1" office:value-type="string">
            <text:p text:style-name="P17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3.1">
          <table:table-cell table:style-name="Tabela3.A4" office:value-type="string">
            <text:p text:style-name="P22">Garantia de Sucesso: <text:span text:style-name="T13">Mensagem informando que o hospital foi </text:span><text:span text:style-name="T19">removido</text:span><text:span text:style-name="T13"> </text:span><text:span text:style-name="T19">d</text:span><text:span text:style-name="T13">o sistema e </text:span><text:span text:style-name="T19">desaparecimento</text:span><text:span text:style-name="T13"> do mesmo na lista de hospitais.</text:span></text:p>
          </table:table-cell>
        </table:table-row>
        <table:table-row table:style-name="Tabela3.1">
          <table:table-cell table:style-name="Tabela3.A1" office:value-type="string">
            <text:p text:style-name="P17"><text:span text:style-name="T1">Fluxo básico: <text:s/>1. </text:span>Iniciar o aplicativo ou acessar pela página Web;<text:span text:style-name="T1"> </text:span></text:p>
            <text:p text:style-name="P17"><text:span text:style-name="T1"><text:s text:c="25"/>2. </text:span>Clicar em “<text:span text:style-name="T23">Login”</text:span>;</text:p>
            <text:p text:style-name="P17"><text:s text:c="25"/><text:span text:style-name="T1">3. </text:span>Fornecer nome <text:span text:style-name="T23">de usuário</text:span>;</text:p>
            <text:p text:style-name="P17"><text:s text:c="25"/><text:span text:style-name="T1">4. </text:span><text:span text:style-name="T15">Clicar em “</text:span><text:span text:style-name="T17">S</text:span><text:span text:style-name="T15">enha”</text:span>;</text:p>
            <text:p text:style-name="P17"><text:s text:c="25"/><text:span text:style-name="T1">5.</text:span> <text:span text:style-name="T23">Fornecer a senha</text:span>;</text:p>
            <text:p text:style-name="P17"><text:s text:c="25"/><text:span text:style-name="T1">6.</text:span> <text:span text:style-name="T27">Procurar pelo Hospital na lista fornecendo o nome;</text:span></text:p>
            <text:p text:style-name="P17"><text:s text:c="25"/><text:span text:style-name="T1">7.</text:span><text:span text:style-name="T28"> </text:span><text:span text:style-name="T29">Selecionar o hospital e excluir do sistema;</text:span><text:span text:style-name="T28"> </text:span></text:p>
            <text:p text:style-name="P17"><text:s text:c="25"/><text:span text:style-name="T9">8. </text:span><text:span text:style-name="T20">Esperar a mensagem informando a exclusão;</text:span></text:p>
          </table:table-cell>
        </table:table-row>
        <table:table-row table:style-name="Tabela3.1">
          <table:table-cell table:style-name="Tabela3.A1" office:value-type="string">
            <text:p text:style-name="P17"><text:span text:style-name="T1">Fluxo alternativo: 1a: </text:span>O aplicativo apresenta algum erro ao ser inicializado:</text:p>
            <text:p text:style-name="P17"><text:s text:c="39"/>1- O usuário deve reiniciá-lo;</text:p>
            <text:p text:style-name="P17"><text:s text:c="39"/>2- O caso de uso termina.</text:p>
            <text:p text:style-name="P17"><text:span text:style-name="T1"><text:s text:c="32"/></text:span><text:span text:style-name="T7">2a.: </text:span><text:span text:style-name="T20">Fornecer um login inexistente:</text:span></text:p>
            <text:p text:style-name="P17"><text:span text:style-name="T20"><text:s text:c="40"/>1- Informar que o login não existe</text:span></text:p>
            <text:p text:style-name="P18"><text:span text:style-name="T20"><text:s text:c="31"/></text:span><text:span text:style-name="T9"><text:s/>3a.:</text:span><text:span text:style-name="T8"> </text:span><text:span text:style-name="T20">Fornecer uma senha errada:</text:span></text:p>
            <text:p text:style-name="P18"><text:span text:style-name="T20"><text:s text:c="40"/>1- Informar que a senha está errada, mostrar a possibilidade de trocar de senha.</text:span></text:p>
          </table:table-cell>
        </table:table-row>
        <table:table-row table:style-name="Tabela3.1">
          <table:table-cell table:style-name="Tabela3.A4" office:value-type="string">
            <text:p text:style-name="P22">Frequência: <text:span text:style-name="T20">Mediana</text:span></text:p>
          </table:table-cell>
        </table:table-row>
      </table:table>
      <text:p text:style-name="P26"/>
      <text:p text:style-name="P3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8"><text:span text:style-name="T1">C</text:span><text:span text:style-name="T2">DU</text:span><text:span text:style-name="T7">4</text:span><text:span text:style-name="T1">: </text:span><text:span text:style-name="T16">M</text:span><text:span text:style-name="T20">odificar</text:span><text:span text:style-name="T19"> Cadastro de Hospital</text:span></text:p>
          </table:table-cell>
        </table:table-row>
        <table:table-row table:style-name="Tabela4.1">
          <table:table-cell table:style-name="Tabela4.A1" office:value-type="string">
            <text:p text:style-name="P18"><text:span text:style-name="T1">Ator(es) principal(ais): </text:span><text:span text:style-name="T15">Administrador (Governo).</text:span></text:p>
          </table:table-cell>
        </table:table-row>
        <table:table-row table:style-name="Tabela4.1">
          <table:table-cell table:style-name="Tabela4.A1" office:value-type="string">
            <text:p text:style-name="P18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4.1">
          <table:table-cell table:style-name="Tabela4.A4" office:value-type="string">
            <text:p text:style-name="P23">Garantia de Sucesso: </text:p>
          </table:table-cell>
        </table:table-row>
        <table:table-row table:style-name="Tabela4.1">
          <table:table-cell table:style-name="Tabela4.A1" office:value-type="string">
            <text:p text:style-name="P18"><text:span text:style-name="T1">Fluxo básico: </text:span></text:p>
          </table:table-cell>
        </table:table-row>
        <table:table-row table:style-name="Tabela4.1">
          <table:table-cell table:style-name="Tabela4.A1" office:value-type="string">
            <text:p text:style-name="P18"><text:span text:style-name="T1">Fluxo alternativo: </text:span></text:p>
          </table:table-cell>
        </table:table-row>
        <table:table-row table:style-name="Tabela4.1">
          <table:table-cell table:style-name="Tabela4.A4" office:value-type="string">
            <text:p text:style-name="P23">Frequência: <text:span text:style-name="T20">Mediana</text:span></text:p>
          </table:table-cell>
        </table:table-row>
      </table:table>
      <text:p text:style-name="P2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8"><text:span text:style-name="T1">C</text:span><text:span text:style-name="T2">DU</text:span><text:span text:style-name="T7">5</text:span><text:span text:style-name="T1">: </text:span><text:span text:style-name="T16">A</text:span><text:span text:style-name="T20">pagar Cadastro de Administrador de Hospital</text:span></text:p>
          </table:table-cell>
        </table:table-row>
        <table:table-row table:style-name="Tabela5.1">
          <table:table-cell table:style-name="Tabela5.A1" office:value-type="string">
            <text:p text:style-name="P18"><text:span text:style-name="T1">Ator(es) principal(ais): </text:span><text:span text:style-name="T15">Administrador (Governo) </text:span><text:span text:style-name="T21">e</text:span><text:span text:style-name="T15"> </text:span><text:span text:style-name="T21">Administrador(hospital).</text:span></text:p>
          </table:table-cell>
        </table:table-row>
        <table:table-row table:style-name="Tabela5.1">
          <table:table-cell table:style-name="Tabela5.A1" office:value-type="string">
            <text:p text:style-name="P18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5.1">
          <table:table-cell table:style-name="Tabela5.A4" office:value-type="string">
            <text:p text:style-name="P23">Garantia de Sucesso: </text:p>
          </table:table-cell>
        </table:table-row>
        <table:table-row table:style-name="Tabela5.1">
          <table:table-cell table:style-name="Tabela5.A1" office:value-type="string">
            <text:p text:style-name="P18"><text:span text:style-name="T1">Fluxo básico: </text:span></text:p>
          </table:table-cell>
        </table:table-row>
        <table:table-row table:style-name="Tabela5.1">
          <table:table-cell table:style-name="Tabela5.A1" office:value-type="string">
            <text:p text:style-name="P18"><text:span text:style-name="T1">Fluxo alternativo: </text:span></text:p>
          </table:table-cell>
        </table:table-row>
        <table:table-row table:style-name="Tabela5.1">
          <table:table-cell table:style-name="Tabela5.A4" office:value-type="string">
            <text:p text:style-name="P23">Frequência: <text:span text:style-name="T20">Mediana</text:span></text:p>
          </table:table-cell>
        </table:table-row>
      </table:table>
      <text:p text:style-name="P27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8"><text:span text:style-name="T1">C</text:span><text:span text:style-name="T2">DU</text:span><text:span text:style-name="T7">6</text:span><text:span text:style-name="T1">: </text:span><text:span text:style-name="T16">M</text:span><text:span text:style-name="T20">odificar Cadastro de Administrador de Hospital</text:span></text:p>
          </table:table-cell>
        </table:table-row>
        <table:table-row table:style-name="Tabela6.1">
          <table:table-cell table:style-name="Tabela6.A1" office:value-type="string">
            <text:p text:style-name="P18"><text:span text:style-name="T1">Ator(es) principal(ais): </text:span><text:span text:style-name="T15">Administrador (Governo) </text:span><text:span text:style-name="T21">e Administrador(Hospital).</text:span></text:p>
          </table:table-cell>
        </table:table-row>
        <table:table-row table:style-name="Tabela6.1">
          <table:table-cell table:style-name="Tabela6.A1" office:value-type="string">
            <text:p text:style-name="P18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6.1">
          <table:table-cell table:style-name="Tabela6.A4" office:value-type="string">
            <text:p text:style-name="P23">Garantia de Sucesso: </text:p>
          </table:table-cell>
        </table:table-row>
        <table:table-row table:style-name="Tabela6.1">
          <table:table-cell table:style-name="Tabela6.A1" office:value-type="string">
            <text:p text:style-name="P18"><text:span text:style-name="T1">Fluxo básico: </text:span></text:p>
          </table:table-cell>
        </table:table-row>
        <table:table-row table:style-name="Tabela6.1">
          <table:table-cell table:style-name="Tabela6.A1" office:value-type="string">
            <text:p text:style-name="P18"><text:span text:style-name="T1">Fluxo alternativo: </text:span></text:p>
          </table:table-cell>
        </table:table-row>
        <table:table-row table:style-name="Tabela6.1">
          <table:table-cell table:style-name="Tabela6.A4" office:value-type="string">
            <text:p text:style-name="P23">Frequência: <text:span text:style-name="T20">Mediana</text:span></text:p>
          </table:table-cell>
        </table:table-row>
      </table:table>
      <text:p text:style-name="P2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8"><text:span text:style-name="T1">C</text:span><text:span text:style-name="T2">DU</text:span><text:span text:style-name="T7">7</text:span><text:span text:style-name="T1">:</text:span><text:span text:style-name="T7"> </text:span><text:span text:style-name="T20">Apagar cadastro de cidadão</text:span></text:p>
          </table:table-cell>
        </table:table-row>
        <table:table-row table:style-name="Tabela7.1">
          <table:table-cell table:style-name="Tabela7.A1" office:value-type="string">
            <text:p text:style-name="P21"><text:span text:style-name="T1">Ator(es) principal(ais): </text:span><text:span text:style-name="T15">Administrador (Governo) </text:span><text:span text:style-name="T21">e</text:span><text:span text:style-name="T15"> </text:span><text:span text:style-name="T21">Administrador(hospital).</text:span></text:p>
          </table:table-cell>
        </table:table-row>
        <text:soft-page-break/>
        <table:table-row table:style-name="Tabela7.1">
          <table:table-cell table:style-name="Tabela7.A1" office:value-type="string">
            <text:p text:style-name="P18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7.1">
          <table:table-cell table:style-name="Tabela7.A4" office:value-type="string">
            <text:p text:style-name="P23">Garantia de Sucesso: </text:p>
          </table:table-cell>
        </table:table-row>
        <table:table-row table:style-name="Tabela7.1">
          <table:table-cell table:style-name="Tabela7.A1" office:value-type="string">
            <text:p text:style-name="P18"><text:span text:style-name="T1">Fluxo básico: </text:span></text:p>
          </table:table-cell>
        </table:table-row>
        <table:table-row table:style-name="Tabela7.1">
          <table:table-cell table:style-name="Tabela7.A1" office:value-type="string">
            <text:p text:style-name="P18"><text:span text:style-name="T1">Fluxo alternativo: </text:span></text:p>
          </table:table-cell>
        </table:table-row>
        <table:table-row table:style-name="Tabela7.1">
          <table:table-cell table:style-name="Tabela7.A4" office:value-type="string">
            <text:p text:style-name="P23">Frequência: <text:span text:style-name="T20">Mediana</text:span></text:p>
          </table:table-cell>
        </table:table-row>
      </table:table>
      <text:p text:style-name="P27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8"><text:span text:style-name="T1">C</text:span><text:span text:style-name="T2">DU</text:span><text:span text:style-name="T7">8</text:span><text:span text:style-name="T1">:</text:span><text:span text:style-name="T7"> </text:span><text:span text:style-name="T20">Modificar cadastro de cidadão</text:span></text:p>
          </table:table-cell>
        </table:table-row>
        <table:table-row table:style-name="Tabela8.1">
          <table:table-cell table:style-name="Tabela8.A1" office:value-type="string">
            <text:p text:style-name="P21"><text:span text:style-name="T1">Ator(es) principal(ais): </text:span><text:span text:style-name="T15">Administrador (Governo) </text:span><text:span text:style-name="T21">e</text:span><text:span text:style-name="T15"> </text:span><text:span text:style-name="T21">Administrador(hospital)</text:span></text:p>
          </table:table-cell>
        </table:table-row>
        <table:table-row table:style-name="Tabela8.1">
          <table:table-cell table:style-name="Tabela8.A1" office:value-type="string">
            <text:p text:style-name="P18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8.1">
          <table:table-cell table:style-name="Tabela8.A4" office:value-type="string">
            <text:p text:style-name="P23">Garantia de Sucesso: </text:p>
          </table:table-cell>
        </table:table-row>
        <table:table-row table:style-name="Tabela8.1">
          <table:table-cell table:style-name="Tabela8.A1" office:value-type="string">
            <text:p text:style-name="P18"><text:span text:style-name="T1">Fluxo básico: </text:span></text:p>
          </table:table-cell>
        </table:table-row>
        <table:table-row table:style-name="Tabela8.1">
          <table:table-cell table:style-name="Tabela8.A1" office:value-type="string">
            <text:p text:style-name="P18"><text:span text:style-name="T1">Fluxo alternativo: </text:span></text:p>
          </table:table-cell>
        </table:table-row>
        <table:table-row table:style-name="Tabela8.1">
          <table:table-cell table:style-name="Tabela8.A4" office:value-type="string">
            <text:p text:style-name="P23">Frequência: <text:span text:style-name="T20">Mediana</text:span></text:p>
          </table:table-cell>
        </table:table-row>
      </table:table>
      <text:p text:style-name="P27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0"><text:span text:style-name="T1">C</text:span><text:span text:style-name="T2">DU</text:span><text:span text:style-name="T11">9</text:span><text:span text:style-name="T1">:</text:span><text:span text:style-name="T7"> </text:span><text:span text:style-name="T20">C</text:span><text:span text:style-name="T21">adastrar administradores no hospital</text:span></text:p>
          </table:table-cell>
        </table:table-row>
        <table:table-row table:style-name="Tabela9.1">
          <table:table-cell table:style-name="Tabela9.A1" office:value-type="string">
            <text:p text:style-name="P21"><text:span text:style-name="T1">Ator(es) principal(ais): </text:span><text:span text:style-name="T15">Administrador (Governo) </text:span><text:span text:style-name="T21">e</text:span><text:span text:style-name="T15"> </text:span><text:span text:style-name="T21">Administrador(hospital)</text:span></text:p>
          </table:table-cell>
        </table:table-row>
        <table:table-row table:style-name="Tabela9.1">
          <table:table-cell table:style-name="Tabela9.A1" office:value-type="string">
            <text:p text:style-name="P20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9.1">
          <table:table-cell table:style-name="Tabela9.A4" office:value-type="string">
            <text:p text:style-name="P24">Garantia de Sucesso: </text:p>
          </table:table-cell>
        </table:table-row>
        <table:table-row table:style-name="Tabela9.1">
          <table:table-cell table:style-name="Tabela9.A1" office:value-type="string">
            <text:p text:style-name="P20"><text:span text:style-name="T1">Fluxo básico: </text:span></text:p>
          </table:table-cell>
        </table:table-row>
        <table:table-row table:style-name="Tabela9.1">
          <table:table-cell table:style-name="Tabela9.A1" office:value-type="string">
            <text:p text:style-name="P20"><text:span text:style-name="T1">Fluxo alternativo: </text:span></text:p>
          </table:table-cell>
        </table:table-row>
        <table:table-row table:style-name="Tabela9.1">
          <table:table-cell table:style-name="Tabela9.A4" office:value-type="string">
            <text:p text:style-name="P24">Frequência: <text:span text:style-name="T20">Mediana</text:span></text:p>
          </table:table-cell>
        </table:table-row>
      </table:table>
      <text:p text:style-name="P28"/>
      <text:p text:style-name="P28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0"><text:span text:style-name="T1">C</text:span><text:span text:style-name="T2">DU</text:span><text:span text:style-name="T11">10</text:span><text:span text:style-name="T1">:</text:span><text:span text:style-name="T7"> </text:span><text:span text:style-name="T22">Adicionar na agenda período de vacinação</text:span>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1">Ator(es) principal(ais): </text:span><text:span text:style-name="T15">Administrador (</text:span><text:span text:style-name="T21">Hospital</text:span><text:span text:style-name="T15">).</text:span>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ext:soft-page-break/>
        <table:table-row table:style-name="Tabela10.1">
          <table:table-cell table:style-name="Tabela10.A4" office:value-type="string">
            <text:p text:style-name="P24">Garantia de Sucesso: 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1">Fluxo básico: </text:span>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1">Fluxo alternativo: </text:span></text:p>
          </table:table-cell>
        </table:table-row>
        <table:table-row table:style-name="Tabela10.1">
          <table:table-cell table:style-name="Tabela10.A4" office:value-type="string">
            <text:p text:style-name="P24">Frequência: <text:span text:style-name="T20">Mediana</text:span></text:p>
          </table:table-cell>
        </table:table-row>
      </table:table>
      <text:p text:style-name="P29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1"><text:span text:style-name="T1">C</text:span><text:span text:style-name="T2">DU</text:span><text:span text:style-name="T11">1</text:span><text:span text:style-name="T12">1</text:span><text:span text:style-name="T1">:</text:span><text:span text:style-name="T7"> </text:span><text:span text:style-name="T22">Gerenciar agenda de vacinação no hospital</text:span></text:p>
          </table:table-cell>
        </table:table-row>
        <table:table-row table:style-name="Tabela11.1">
          <table:table-cell table:style-name="Tabela11.A1" office:value-type="string">
            <text:p text:style-name="P21"><text:span text:style-name="T1">Ator(es) principal(ais): </text:span><text:span text:style-name="T15">Administrador (</text:span><text:span text:style-name="T21">Hospital</text:span><text:span text:style-name="T15">).</text:span></text:p>
          </table:table-cell>
        </table:table-row>
        <table:table-row table:style-name="Tabela11.1">
          <table:table-cell table:style-name="Tabela11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1.1">
          <table:table-cell table:style-name="Tabela11.A4" office:value-type="string">
            <text:p text:style-name="P25">Garantia de Sucesso: </text:p>
          </table:table-cell>
        </table:table-row>
        <table:table-row table:style-name="Tabela11.1">
          <table:table-cell table:style-name="Tabela11.A1" office:value-type="string">
            <text:p text:style-name="P21"><text:span text:style-name="T1">Fluxo básico: </text:span></text:p>
          </table:table-cell>
        </table:table-row>
        <table:table-row table:style-name="Tabela11.1">
          <table:table-cell table:style-name="Tabela11.A1" office:value-type="string">
            <text:p text:style-name="P21"><text:span text:style-name="T1">Fluxo alternativo: </text:span></text:p>
          </table:table-cell>
        </table:table-row>
        <table:table-row table:style-name="Tabela11.1">
          <table:table-cell table:style-name="Tabela11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1"><text:span text:style-name="T1">C</text:span><text:span text:style-name="T2">DU</text:span><text:span text:style-name="T11">1</text:span><text:span text:style-name="T12">2</text:span><text:span text:style-name="T1">:</text:span><text:span text:style-name="T7"> </text:span><text:span text:style-name="T22">Apagar período de vacinação</text:span></text:p>
          </table:table-cell>
        </table:table-row>
        <table:table-row table:style-name="Tabela12.1">
          <table:table-cell table:style-name="Tabela12.A1" office:value-type="string">
            <text:p text:style-name="P21"><text:span text:style-name="T1">Ator(es) principal(ais): </text:span><text:span text:style-name="T15">Administrador (</text:span><text:span text:style-name="T21">Hospital</text:span><text:span text:style-name="T15">).</text:span></text:p>
          </table:table-cell>
        </table:table-row>
        <table:table-row table:style-name="Tabela12.1">
          <table:table-cell table:style-name="Tabela12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2.1">
          <table:table-cell table:style-name="Tabela12.A4" office:value-type="string">
            <text:p text:style-name="P25">Garantia de Sucesso: </text:p>
          </table:table-cell>
        </table:table-row>
        <table:table-row table:style-name="Tabela12.1">
          <table:table-cell table:style-name="Tabela12.A1" office:value-type="string">
            <text:p text:style-name="P21"><text:span text:style-name="T1">Fluxo básico: </text:span></text:p>
          </table:table-cell>
        </table:table-row>
        <table:table-row table:style-name="Tabela12.1">
          <table:table-cell table:style-name="Tabela12.A1" office:value-type="string">
            <text:p text:style-name="P21"><text:span text:style-name="T1">Fluxo alternativo: </text:span></text:p>
          </table:table-cell>
        </table:table-row>
        <table:table-row table:style-name="Tabela12.1">
          <table:table-cell table:style-name="Tabela12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1"><text:span text:style-name="T1">C</text:span><text:span text:style-name="T2">DU</text:span><text:span text:style-name="T11">1</text:span><text:span text:style-name="T12">3</text:span><text:span text:style-name="T1">:</text:span><text:span text:style-name="T7"> </text:span><text:span text:style-name="T22">Modificar período de vacinação</text:span></text:p>
          </table:table-cell>
        </table:table-row>
        <table:table-row table:style-name="Tabela13.1">
          <table:table-cell table:style-name="Tabela13.A1" office:value-type="string">
            <text:p text:style-name="P21"><text:span text:style-name="T1">Ator(es) principal(ais): </text:span><text:span text:style-name="T15">Administrador (</text:span><text:span text:style-name="T21">Hospital</text:span><text:span text:style-name="T15">).</text:span></text:p>
          </table:table-cell>
        </table:table-row>
        <table:table-row table:style-name="Tabela13.1">
          <table:table-cell table:style-name="Tabela13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3.1">
          <table:table-cell table:style-name="Tabela13.A4" office:value-type="string">
            <text:p text:style-name="P25">Garantia de Sucesso: </text:p>
          </table:table-cell>
        </table:table-row>
        <table:table-row table:style-name="Tabela13.1">
          <table:table-cell table:style-name="Tabela13.A1" office:value-type="string">
            <text:p text:style-name="P21"><text:span text:style-name="T1">Fluxo básico: </text:span></text:p>
          </table:table-cell>
        </table:table-row>
        <table:table-row table:style-name="Tabela13.1">
          <table:table-cell table:style-name="Tabela13.A1" office:value-type="string">
            <text:p text:style-name="P21"><text:span text:style-name="T1">Fluxo alternativo: </text:span></text:p>
          </table:table-cell>
        </table:table-row>
        <text:soft-page-break/>
        <table:table-row table:style-name="Tabela13.1">
          <table:table-cell table:style-name="Tabela13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1"><text:span text:style-name="T1">C</text:span><text:span text:style-name="T2">DU</text:span><text:span text:style-name="T11">1</text:span><text:span text:style-name="T12">4</text:span><text:span text:style-name="T1">:</text:span><text:span text:style-name="T7"> </text:span><text:span text:style-name="T22">Cadastrar Cidadão</text:span></text:p>
          </table:table-cell>
        </table:table-row>
        <table:table-row table:style-name="Tabela14.1">
          <table:table-cell table:style-name="Tabela14.A1" office:value-type="string">
            <text:p text:style-name="P21"><text:span text:style-name="T1">Ator(es) principal(ais): </text:span><text:span text:style-name="T15">F</text:span><text:span text:style-name="T22">uncionário(Hospital) e Cidadão</text:span></text:p>
          </table:table-cell>
        </table:table-row>
        <table:table-row table:style-name="Tabela14.1">
          <table:table-cell table:style-name="Tabela14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4.1">
          <table:table-cell table:style-name="Tabela14.A4" office:value-type="string">
            <text:p text:style-name="P25">Garantia de Sucesso: </text:p>
          </table:table-cell>
        </table:table-row>
        <table:table-row table:style-name="Tabela14.1">
          <table:table-cell table:style-name="Tabela14.A1" office:value-type="string">
            <text:p text:style-name="P21"><text:span text:style-name="T1">Fluxo básico: </text:span></text:p>
          </table:table-cell>
        </table:table-row>
        <table:table-row table:style-name="Tabela14.1">
          <table:table-cell table:style-name="Tabela14.A1" office:value-type="string">
            <text:p text:style-name="P21"><text:span text:style-name="T1">Fluxo alternativo: </text:span></text:p>
          </table:table-cell>
        </table:table-row>
        <table:table-row table:style-name="Tabela14.1">
          <table:table-cell table:style-name="Tabela14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1"><text:span text:style-name="T1">C</text:span><text:span text:style-name="T2">DU</text:span><text:span text:style-name="T11">1</text:span><text:span text:style-name="T12">5</text:span><text:span text:style-name="T1">:</text:span><text:span text:style-name="T7"> </text:span><text:span text:style-name="T22">Apagar cadastro de cidadão</text:span></text:p>
          </table:table-cell>
        </table:table-row>
        <table:table-row table:style-name="Tabela15.1">
          <table:table-cell table:style-name="Tabela15.A1" office:value-type="string">
            <text:p text:style-name="P21"><text:span text:style-name="T1">Ator(es) principal(ais): </text:span><text:span text:style-name="T15">F</text:span><text:span text:style-name="T22">uncionário(Hospital) e Cidadão</text:span></text:p>
          </table:table-cell>
        </table:table-row>
        <table:table-row table:style-name="Tabela15.1">
          <table:table-cell table:style-name="Tabela15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5.1">
          <table:table-cell table:style-name="Tabela15.A4" office:value-type="string">
            <text:p text:style-name="P25">Garantia de Sucesso: </text:p>
          </table:table-cell>
        </table:table-row>
        <table:table-row table:style-name="Tabela15.1">
          <table:table-cell table:style-name="Tabela15.A1" office:value-type="string">
            <text:p text:style-name="P21"><text:span text:style-name="T1">Fluxo básico: </text:span></text:p>
          </table:table-cell>
        </table:table-row>
        <table:table-row table:style-name="Tabela15.1">
          <table:table-cell table:style-name="Tabela15.A1" office:value-type="string">
            <text:p text:style-name="P21"><text:span text:style-name="T1">Fluxo alternativo: </text:span></text:p>
          </table:table-cell>
        </table:table-row>
        <table:table-row table:style-name="Tabela15.1">
          <table:table-cell table:style-name="Tabela15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1"><text:span text:style-name="T1">C</text:span><text:span text:style-name="T2">DU</text:span><text:span text:style-name="T11">1</text:span><text:span text:style-name="T12">6</text:span><text:span text:style-name="T1">:</text:span><text:span text:style-name="T7"> </text:span><text:span text:style-name="T22">Modificar cadastro de cidadão</text:span></text:p>
          </table:table-cell>
        </table:table-row>
        <table:table-row table:style-name="Tabela16.1">
          <table:table-cell table:style-name="Tabela16.A1" office:value-type="string">
            <text:p text:style-name="P21"><text:span text:style-name="T1">Ator(es) principal(ais): </text:span><text:span text:style-name="T15">F</text:span><text:span text:style-name="T22">uncionário(Hospital) e Cidadão</text:span></text:p>
          </table:table-cell>
        </table:table-row>
        <table:table-row table:style-name="Tabela16.1">
          <table:table-cell table:style-name="Tabela16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6.1">
          <table:table-cell table:style-name="Tabela16.A4" office:value-type="string">
            <text:p text:style-name="P25">Garantia de Sucesso: </text:p>
          </table:table-cell>
        </table:table-row>
        <table:table-row table:style-name="Tabela16.1">
          <table:table-cell table:style-name="Tabela16.A1" office:value-type="string">
            <text:p text:style-name="P21"><text:span text:style-name="T1">Fluxo básico: </text:span></text:p>
          </table:table-cell>
        </table:table-row>
        <table:table-row table:style-name="Tabela16.1">
          <table:table-cell table:style-name="Tabela16.A1" office:value-type="string">
            <text:p text:style-name="P21"><text:span text:style-name="T1">Fluxo alternativo: </text:span></text:p>
          </table:table-cell>
        </table:table-row>
        <table:table-row table:style-name="Tabela16.1">
          <table:table-cell table:style-name="Tabela16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1"><text:span text:style-name="T1">C</text:span><text:span text:style-name="T2">DU</text:span><text:span text:style-name="T11">1</text:span><text:span text:style-name="T12">7</text:span><text:span text:style-name="T1">:</text:span><text:span text:style-name="T7"> </text:span><text:span text:style-name="T22">Verificar agenda de vacinação</text:span></text:p>
          </table:table-cell>
        </table:table-row>
        <text:soft-page-break/>
        <table:table-row table:style-name="Tabela17.1">
          <table:table-cell table:style-name="Tabela17.A1" office:value-type="string">
            <text:p text:style-name="P21"><text:span text:style-name="T1">Ator(es) principal(ais): </text:span><text:span text:style-name="T15">F</text:span><text:span text:style-name="T22">uncionário(Hospital) e Cidadão</text:span></text:p>
          </table:table-cell>
        </table:table-row>
        <table:table-row table:style-name="Tabela17.1">
          <table:table-cell table:style-name="Tabela17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7.1">
          <table:table-cell table:style-name="Tabela17.A4" office:value-type="string">
            <text:p text:style-name="P25">Garantia de Sucesso: </text:p>
          </table:table-cell>
        </table:table-row>
        <table:table-row table:style-name="Tabela17.1">
          <table:table-cell table:style-name="Tabela17.A1" office:value-type="string">
            <text:p text:style-name="P21"><text:span text:style-name="T1">Fluxo básico: </text:span></text:p>
          </table:table-cell>
        </table:table-row>
        <table:table-row table:style-name="Tabela17.1">
          <table:table-cell table:style-name="Tabela17.A1" office:value-type="string">
            <text:p text:style-name="P21"><text:span text:style-name="T1">Fluxo alternativo: </text:span></text:p>
          </table:table-cell>
        </table:table-row>
        <table:table-row table:style-name="Tabela17.1">
          <table:table-cell table:style-name="Tabela17.A4" office:value-type="string">
            <text:p text:style-name="P25">Frequência: <text:span text:style-name="T20">Mediana</text:span></text:p>
          </table:table-cell>
        </table:table-row>
      </table:table>
      <text:p text:style-name="P29"/>
      <text:p text:style-name="P29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21"><text:span text:style-name="T1">C</text:span><text:span text:style-name="T2">DU</text:span><text:span text:style-name="T11">1</text:span><text:span text:style-name="T12">8</text:span><text:span text:style-name="T1">:</text:span><text:span text:style-name="T7"> </text:span><text:span text:style-name="T22">Marcar vacina como tomada.</text:span></text:p>
          </table:table-cell>
        </table:table-row>
        <table:table-row table:style-name="Tabela18.1">
          <table:table-cell table:style-name="Tabela18.A1" office:value-type="string">
            <text:p text:style-name="P21"><text:span text:style-name="T1">Ator(es) principal(ais): </text:span><text:span text:style-name="T15">F</text:span><text:span text:style-name="T22">uncionário(Hospital).</text:span></text:p>
          </table:table-cell>
        </table:table-row>
        <table:table-row table:style-name="Tabela18.1">
          <table:table-cell table:style-name="Tabela18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8.1">
          <table:table-cell table:style-name="Tabela18.A4" office:value-type="string">
            <text:p text:style-name="P25">Garantia de Sucesso: </text:p>
          </table:table-cell>
        </table:table-row>
        <table:table-row table:style-name="Tabela18.1">
          <table:table-cell table:style-name="Tabela18.A1" office:value-type="string">
            <text:p text:style-name="P21"><text:span text:style-name="T1">Fluxo básico: </text:span></text:p>
          </table:table-cell>
        </table:table-row>
        <table:table-row table:style-name="Tabela18.1">
          <table:table-cell table:style-name="Tabela18.A1" office:value-type="string">
            <text:p text:style-name="P21"><text:span text:style-name="T1">Fluxo alternativo: </text:span></text:p>
          </table:table-cell>
        </table:table-row>
        <table:table-row table:style-name="Tabela18.1">
          <table:table-cell table:style-name="Tabela18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1"><text:span text:style-name="T1">C</text:span><text:span text:style-name="T2">DU</text:span><text:span text:style-name="T11">1</text:span><text:span text:style-name="T12">9</text:span><text:span text:style-name="T1">:</text:span><text:span text:style-name="T7"> </text:span><text:span text:style-name="T22">Criar lembrete para período de vacinação.</text:span></text:p>
          </table:table-cell>
        </table:table-row>
        <table:table-row table:style-name="Tabela19.1">
          <table:table-cell table:style-name="Tabela19.A1" office:value-type="string">
            <text:p text:style-name="P21"><text:span text:style-name="T1">Ator(es) principal(ais): </text:span><text:span text:style-name="T22">Cidadão</text:span></text:p>
          </table:table-cell>
        </table:table-row>
        <table:table-row table:style-name="Tabela19.1">
          <table:table-cell table:style-name="Tabela19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19.1">
          <table:table-cell table:style-name="Tabela19.A4" office:value-type="string">
            <text:p text:style-name="P25">Garantia de Sucesso: </text:p>
          </table:table-cell>
        </table:table-row>
        <table:table-row table:style-name="Tabela19.1">
          <table:table-cell table:style-name="Tabela19.A1" office:value-type="string">
            <text:p text:style-name="P21"><text:span text:style-name="T1">Fluxo básico: </text:span></text:p>
          </table:table-cell>
        </table:table-row>
        <table:table-row table:style-name="Tabela19.1">
          <table:table-cell table:style-name="Tabela19.A1" office:value-type="string">
            <text:p text:style-name="P21"><text:span text:style-name="T1">Fluxo alternativo: </text:span></text:p>
          </table:table-cell>
        </table:table-row>
        <table:table-row table:style-name="Tabela19.1">
          <table:table-cell table:style-name="Tabela19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21"><text:span text:style-name="T1">C</text:span><text:span text:style-name="T2">DU</text:span><text:span text:style-name="T12">20</text:span><text:span text:style-name="T1">:</text:span><text:span text:style-name="T7"> </text:span><text:span text:style-name="T22">Consultar hospitais próximos que fornecem vacina.</text:span></text:p>
          </table:table-cell>
        </table:table-row>
        <table:table-row table:style-name="Tabela20.1">
          <table:table-cell table:style-name="Tabela20.A1" office:value-type="string">
            <text:p text:style-name="P21"><text:span text:style-name="T1">Ator(es) principal(ais): </text:span><text:span text:style-name="T22">Cidadão</text:span></text:p>
          </table:table-cell>
        </table:table-row>
        <table:table-row table:style-name="Tabela20.1">
          <table:table-cell table:style-name="Tabela20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</text:span><text:soft-page-break/><text:span text:style-name="T25">ao Governo.</text:span></text:p>
          </table:table-cell>
        </table:table-row>
        <table:table-row table:style-name="Tabela20.1">
          <table:table-cell table:style-name="Tabela20.A4" office:value-type="string">
            <text:p text:style-name="P25">Garantia de Sucesso: </text:p>
          </table:table-cell>
        </table:table-row>
        <table:table-row table:style-name="Tabela20.1">
          <table:table-cell table:style-name="Tabela20.A1" office:value-type="string">
            <text:p text:style-name="P21"><text:span text:style-name="T1">Fluxo básico: </text:span></text:p>
          </table:table-cell>
        </table:table-row>
        <table:table-row table:style-name="Tabela20.1">
          <table:table-cell table:style-name="Tabela20.A1" office:value-type="string">
            <text:p text:style-name="P21"><text:span text:style-name="T1">Fluxo alternativo: </text:span></text:p>
          </table:table-cell>
        </table:table-row>
        <table:table-row table:style-name="Tabela20.1">
          <table:table-cell table:style-name="Tabela20.A4" office:value-type="string">
            <text:p text:style-name="P25">Frequência: <text:span text:style-name="T20">Mediana</text:span></text:p>
          </table:table-cell>
        </table:table-row>
      </table:table>
      <text:p text:style-name="P29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1"><text:span text:style-name="T1">C</text:span><text:span text:style-name="T2">DU</text:span><text:span text:style-name="T12">21</text:span><text:span text:style-name="T1">:</text:span><text:span text:style-name="T7"> </text:span><text:span text:style-name="T22">Verificar estoque de vacina.</text:span></text:p>
          </table:table-cell>
        </table:table-row>
        <table:table-row table:style-name="Tabela21.1">
          <table:table-cell table:style-name="Tabela21.A1" office:value-type="string">
            <text:p text:style-name="P21"><text:span text:style-name="T1">Ator(es) principal(ais): </text:span><text:span text:style-name="T15">Administrador (</text:span><text:span text:style-name="T21">Hospital</text:span><text:span text:style-name="T15">) </text:span><text:span text:style-name="T22">e Funcionário(Hospital).</text:span></text:p>
          </table:table-cell>
        </table:table-row>
        <table:table-row table:style-name="Tabela21.1">
          <table:table-cell table:style-name="Tabela21.A1" office:value-type="string">
            <text:p text:style-name="P21"><text:span text:style-name="T1">Pré-condições: </text:span>Ter o aplicativo instalado em um dispositivo móvel ou <text:span text:style-name="T26">acesso à página</text:span> WEB do Sistema; <text:span text:style-name="T25">Possuir cadastrado efetivado no sistema como Administrador associado ao Governo.</text:span></text:p>
          </table:table-cell>
        </table:table-row>
        <table:table-row table:style-name="Tabela21.1">
          <table:table-cell table:style-name="Tabela21.A4" office:value-type="string">
            <text:p text:style-name="P25">Garantia de Sucesso: </text:p>
          </table:table-cell>
        </table:table-row>
        <table:table-row table:style-name="Tabela21.1">
          <table:table-cell table:style-name="Tabela21.A1" office:value-type="string">
            <text:p text:style-name="P21"><text:span text:style-name="T1">Fluxo básico: </text:span></text:p>
          </table:table-cell>
        </table:table-row>
        <table:table-row table:style-name="Tabela21.1">
          <table:table-cell table:style-name="Tabela21.A1" office:value-type="string">
            <text:p text:style-name="P21"><text:span text:style-name="T1">Fluxo alternativo: </text:span></text:p>
          </table:table-cell>
        </table:table-row>
        <table:table-row table:style-name="Tabela21.1">
          <table:table-cell table:style-name="Tabela21.A4" office:value-type="string">
            <text:p text:style-name="P25">Frequência: <text:span text:style-name="T20">Mediana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date>2019-09-10T16:14:24.053000000</dc:date>
    <meta:editing-duration>PT39M4S</meta:editing-duration>
    <meta:editing-cycles>7</meta:editing-cycles>
    <meta:document-statistic meta:table-count="22" meta:image-count="0" meta:object-count="0" meta:page-count="10" meta:paragraph-count="239" meta:word-count="1699" meta:character-count="14358" meta:non-whitespace-character-count="10329"/>
  </office:meta>
</office:document-meta>
</file>